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CA"/>
    </style:style>
    <style:style style:name="P3" style:family="paragraph" style:parent-style-name="Standard">
      <style:text-properties fo:font-size="8pt" style:font-size-asian="8pt" style:font-size-complex="8pt"/>
    </style:style>
    <style:style style:name="P4"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language="en" fo:country="CA"/>
    </style:style>
    <style:style style:name="P7" style:family="paragraph" style:parent-style-name="Standard">
      <style:text-properties fo:language="en" fo:country="CA"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T1"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sette dataset benchmark:</text:p>
      <text:p text:style-name="Standard"/>
      <text:p text:style-name="P1">Parameters:</text:p>
      <text:p text:style-name="Standard">DEFAULT_GISETTE_CONFIG = {</text:p>
      <text:p text:style-name="Standard"><text:s text:c="4"/>'program_population_size': 400,</text:p>
      <text:p text:style-name="Standard"><text:s text:c="4"/>'team_population_size': 200, # must be half the population_size</text:p>
      <text:p text:style-name="Standard"><text:s text:c="4"/>'max_generation_total': 20,</text:p>
      <text:p text:style-name="Standard"><text:s text:c="4"/>'mutation_single_instruction_rate': 0.9,</text:p>
      <text:p text:style-name="Standard"><text:s text:c="4"/>'mutation_instruction_set_rate': 0.9,</text:p>
      <text:p text:style-name="Standard"><text:s text:c="4"/>'mutation_team_rate': 0.9,</text:p>
      <text:p text:style-name="Standard"><text:s text:c="4"/>'max_mutations_per_program': 5,</text:p>
      <text:p text:style-name="Standard"><text:s text:c="4"/>'runs_total': 100, </text:p>
      <text:p text:style-name="Standard"><text:s text:c="4"/>'minimum_program_size': 1,</text:p>
      <text:p text:style-name="Standard"><text:s text:c="4"/>'initial_program_size': 10,</text:p>
      <text:p text:style-name="Standard"><text:s text:c="4"/>'max_program_size': 20,</text:p>
      <text:p text:style-name="Standard"><text:s text:c="4"/>'minimum_team_size': 2,</text:p>
      <text:p text:style-name="Standard"><text:s text:c="4"/>'initial_team_size': 3,</text:p>
      <text:p text:style-name="Standard"><text:s text:c="4"/>'max_team_size': 6,</text:p>
      <text:p text:style-name="Standard"><text:s text:c="4"/>'total_calculation_registers': 1,</text:p>
      <text:p text:style-name="Standard"><text:s text:c="4"/>'replacement_rate': 0.2,</text:p>
      <text:p text:style-name="Standard"><text:s text:c="4"/>'sampling': {</text:p>
      <text:p text:style-name="Standard"><text:s text:c="8"/>'use_sampling': True,</text:p>
      <text:p text:style-name="Standard"><text:s text:c="8"/>'sampling_size': 200,</text:p>
      <text:p text:style-name="Standard"><text:s text:c="4"/>}</text:p>
      <text:p text:style-name="Standard">}</text:p>
      <text:p text:style-name="Standard"/>
      <text:p text:style-name="P1">Results:</text:p>
      <text:p text:style-name="Standard">################# Overall Best:</text:p>
      <text:p text:style-name="Standard">1 Run best program: 849:17, f: 0.81, team size: 3, team members: [('(211:0)', 0), ('(2423:17)', 0), ('(179:0)', 1)]</text:p>
      <text:p text:style-name="Standard">TRAIN: acc: 0.81, mrecall: 0.93</text:p>
      <text:p text:style-name="Standard">TEST: acc: 0.766, mrecall: 0.936, final: 0.851, recall: [ 0.596 <text:s/>0.936]</text:p>
      <text:p text:style-name="Standard"/>
      <text:p text:style-name="Standard">Algorithm info:Class Distributions: defaultdict(&lt;type 'int'&gt;, {0: 500, 1: 500}), for a total of 1000 samples</text:p>
      <text:p text:style-name="Standard">total samples (train): 6000</text:p>
      <text:p text:style-name="Standard">total samples (test): 1000</text:p>
      <text:p text:style-name="Standard">total_input_registers: 5000</text:p>
      <text:p text:style-name="Standard">total_output_registers: 2</text:p>
      <text:p text:style-name="Standard">total_general_registers: 3</text:p>
      <text:p text:style-name="Standard"/>
      <text:p text:style-name="Standard">Acc per classes: [0.298, 0.468]</text:p>
      <text:p text:style-name="Standard">Acc per classes (counter): [298.0, 468.0]</text:p>
      <text:p text:style-name="Standard">Confusion Matrix:</text:p>
      <text:p text:style-name="Standard">[[298 202]</text:p>
      <text:p text:style-name="Standard"><text:s/>[ 32 468]]</text:p>
      <text:p text:style-name="Standard"/>
      <text:p text:style-name="Standard">Test Metric per run: <text:span text:style-name="T1">[0.7625, 0.851, 0.734, 0.7925, 0.672, 0.72, 0.79299, 0.75, 0.7295, 0.802, 0.8335, 0.6245, 0.63, 0.819, 0.772, 0.602, 0.7655, 0.60549, 0.7895, 0.778, 0.7475, 0.825, 0.8135, 0.8325, 0.7815, 0.8275, 0.7345, 0.7165, 0.82749, 0.759, 0.62949, 0.8265, 0.7855, 0.8315, 0.7755, 0.805, 0.794, 0.819, 0.7445, 0.761, 0.77699, 0.51749, 0.77299, 0.7945, 0.625, 0.695, 0.7155, 0.701, 0.695, 0.726, 0.7475, 0.764, 0.8445, 0.705, 0.7865, 0.801, 0.787, 0.669, 0.57899, 0.6725, 0.7675, 0.7685, 0.81, 0.84, 0.723, 0.762, 0.847, 0.77899, 0.689, 0.8075, 0.7255, 0.6285, 0.835, 0.7445, 0.7835, 0.8095, 0.803, 0.5975, 0.844, 0.7885, 0.8225, 0.6735,0.7915, 0.7505, 0.7795, 0.838, 0.7155, 0.7475, 0.7665, 0.8235, 0.7995, 0.7155, 0.8325, 0.7465, 0.7725, 0.79099, 0.68, 0.7125, 0.798, 0.709]</text:span></text:p>
      <text:p text:style-name="Standard">Test Metric, mean: 0.754569, std: 0.068306</text:p>
      <text:p text:style-name="Standard"><text:soft-page-break/></text:p>
      <text:p text:style-name="Standard">Elapsed times, mean: 27.04189, std: 0.79443</text:p>
      <text:p text:style-name="P4"/>
      <text:p text:style-name="Standard"/>
      <text:p text:style-name="P1">Gisette com complex instructions:</text:p>
      <text:p text:style-name="Standard">################# Overall Best:</text:p>
      <text:p text:style-name="Standard">47 Run best program: 820:16, f: 0.815, team size: 2, team members: [('(1643:12)', 0), ('(372:0)', 1)]</text:p>
      <text:p text:style-name="Standard">TRAIN: acc: 0.815, mrecall: 0.98</text:p>
      <text:p text:style-name="Standard">TEST: acc: 0.77, mrecall: 0.954, final: 0.862, recall: [ 0.586 <text:s/>0.954]</text:p>
      <text:p text:style-name="Standard"/>
      <text:p text:style-name="Standard">Algorithm info:Class Distributions: defaultdict(&lt;type 'int'&gt;, {0: 500, 1: 500}), for a total of 1000 samples</text:p>
      <text:p text:style-name="Standard">total samples (train): 6000</text:p>
      <text:p text:style-name="Standard">total samples (test): 1000</text:p>
      <text:p text:style-name="Standard">total_input_registers: 5000</text:p>
      <text:p text:style-name="Standard">total_output_registers: 2</text:p>
      <text:p text:style-name="Standard">total_general_registers: 3</text:p>
      <text:p text:style-name="Standard"/>
      <text:p text:style-name="Standard">Acc per classes: [0.293, 0.477]</text:p>
      <text:p text:style-name="Standard">Acc per classes (counter): [293.0, 477.0]</text:p>
      <text:p text:style-name="Standard">Confusion Matrix:</text:p>
      <text:p text:style-name="Standard">[[293 207]</text:p>
      <text:p text:style-name="Standard"><text:s/>[ 23 477]]</text:p>
      <text:p text:style-name="Standard"/>
      <text:p text:style-name="Standard">Test Metric per run: <text:span text:style-name="T1">[0.818, 0.8075, 0.708, 0.612, 0.8, 0.731, 0.6915, 0.7775, 0.774, 0.8275, 0.6165, 0.721, 0.6995, 0.774, 0.821, 0</text:span></text:p>
      <text:p text:style-name="P3">.7575, 0.7085, 0.78299, 0.777, 0.7195, 0.731, 0.6675, 0.8155, 0.7785, 0.757, 0.708, 0.8105, 0.701, 0.812, 0.704, 0.735, 0.845, 0.794</text:p>
      <text:p text:style-name="P3">5, 0.628, 0.788, 0.62349, 0.767, 0.809, 0.7925, 0.5765, 0.743, 0.8465, 0.7925, 0.64999, 0.7845, 0.474, 0.5565, 0.862, 0.766, 0.719,</text:p>
      <text:p text:style-name="P3">0.786, 0.7865, 0.695, 0.651, 0.8005, 0.785, 0.771, 0.659, 0.784, 0.7745, 0.83, 0.7015, 0.768, 0.7535, 0.8365, 0.7195, 0.843, 0.7975,</text:p>
      <text:p text:style-name="P3"><text:s/>0.806, 0.732, 0.79099, 0.724, 0.8445, 0.77699, 0.8065, 0.7445, 0.844, 0.771, 0.73049, 0.79299, 0.698, 0.835, 0.802, 0.68, 0.697, 0.</text:p>
      <text:p text:style-name="P3">756, 0.6995, 0.7545, 0.6285, 0.8125, 0.59549, 0.6145, 0.798, 0.6745, 0.707, 0.7685, 0.83549, 0.6865, 0.828, 0.78099]</text:p>
      <text:p text:style-name="Standard">Test Metric, mean: 0.747204, std: 0.0727164210753</text:p>
      <text:p text:style-name="Standard"/>
      <text:p text:style-name="Standard">Finished execution, total elapsed time: 3196.41499925 secs</text:p>
      <text:p text:style-name="Standard">Elapsed times, mean: 31.9641499925, std: 1.39659197881</text:p>
      <text:p text:style-name="P4"/>
      <text:p text:style-name="Standard"/>
      <text:p text:style-name="P1">Gisette with complex instructions and introns removal:</text:p>
      <text:p text:style-name="Standard">################# Overall Best:</text:p>
      <text:p text:style-name="Standard">55 Run best program: 854:17, f: 0.885, team size: 4, team members: [('(202:0)', 0), ('(2481:17)', 0), ('(392:0)', 1), ('(289:0)', 1)</text:p>
      <text:p text:style-name="Standard">]</text:p>
      <text:p text:style-name="Standard">TRAIN: acc: 0.885, mrecall: 0.9</text:p>
      <text:p text:style-name="Standard">TEST: acc: 0.828, mrecall: 0.878, final: 0.853, recall: [ 0.778 <text:s/>0.878]</text:p>
      <text:p text:style-name="Standard"/>
      <text:p text:style-name="Standard">Algorithm info:Class Distributions: defaultdict(&lt;type 'int'&gt;, {0: 500, 1: 500}), for a total of 1000 samples</text:p>
      <text:p text:style-name="Standard">total samples (train): 6000</text:p>
      <text:p text:style-name="Standard">total samples (test): 1000</text:p>
      <text:p text:style-name="Standard">total_input_registers: 5000</text:p>
      <text:p text:style-name="Standard">total_output_registers: 2</text:p>
      <text:p text:style-name="Standard">total_general_registers: 3</text:p>
      <text:p text:style-name="Standard"/>
      <text:p text:style-name="Standard">Acc per classes: [0.389, 0.439]</text:p>
      <text:p text:style-name="Standard"><text:soft-page-break/>Acc per classes (counter): [389.0, 439.0]</text:p>
      <text:p text:style-name="Standard">Confusion Matrix:</text:p>
      <text:p text:style-name="Standard">[[389 111]</text:p>
      <text:p text:style-name="Standard"><text:s/>[ 61 439]]</text:p>
      <text:p text:style-name="Standard"/>
      <text:p text:style-name="Standard">Test Metric per run: <text:span text:style-name="T1">[0.81, 0.5905, 0.7875, 0.71449, 0.8385, 0.6985, 0.689, 0.779, 0.713, 0.802, 0.795, 0.7895, 0.8235, 0.57699, 0.8</text:span></text:p>
      <text:p text:style-name="P3">12, 0.8415, 0.742, 0.7955, 0.8235, 0.56699, 0.812, 0.701, 0.752, 0.816, 0.753, 0.7955, 0.68, 0.656, 0.7815, 0.78499, 0.7, 0.709, 0.6</text:p>
      <text:p text:style-name="P3">0749, 0.846, 0.79299, 0.76499, 0.822, 0.833, 0.774, 0.81, 0.763, 0.804, 0.7075, 0.7365, 0.7285, 0.79, 0.6495, 0.7295, 0.757, 0.8185,</text:p>
      <text:p text:style-name="P3"><text:s/>0.7705, 0.83949, 0.765, 0.818, 0.7775, 0.853, 0.6965, 0.84549, 0.8225, 0.836, 0.758, 0.7945, 0.7595, 0.526, 0.7765, 0.7955, 0.5545,</text:p>
      <text:p text:style-name="P3"><text:s/>0.8125, 0.783, 0.5745, 0.7705, 0.6795, 0.51, 0.586, 0.72049, 0.8315, 0.7115, 0.767, 0.691, 0.802, 0.8405, 0.4875, 0.7385, 0.7395, 0</text:p>
      <text:p text:style-name="P3">.799, 0.6185, 0.6685, 0.57899, 0.5565, 0.759, 0.7835, 0.7995, 0.8145, 0.8055, 0.6935, 0.839, 0.818, 0.7895, 0.8355, 0.6775]</text:p>
      <text:p text:style-name="Standard">Test Metric, mean: 0.7453489, std: 0.0859500353682</text:p>
      <text:p text:style-name="Standard">Avg Introns, mean: 5.6258333333333326, std: 1.296106080620804</text:p>
      <text:p text:style-name="Standard"/>
      <text:p text:style-name="Standard">Finished execution, total elapsed time: 2945.727 secs</text:p>
      <text:p text:style-name="Standard">Elapsed times, mean: 29.45727, std: 1.26624345102</text:p>
      <text:p text:style-name="P4"/>
      <text:p text:style-name="Standard"/>
      <text:p text:style-name="Standard"/>
      <text:p text:style-name="Standard"/>
      <text:list xml:id="list7001542281683019740" text:style-name="L2">
        <text:list-item>
          <text:p text:style-name="P9">explicar projeto, parametros, benchmarks, e metodo de hipotese testing</text:p>
        </text:list-item>
      </text:list>
      <text:list xml:id="list7224669561846276287" text:style-name="L1">
        <text:list-item>
          <text:p text:style-name="P8">datasets simple instructions X complex instructions = statiscally irrelevant</text:p>
        </text:list-item>
        <text:list-item>
          <text:p text:style-name="P8">introns: relevant with complex instructions, but performed worse by around 5 secs per run when using the simple instructions</text:p>
        </text:list-item>
        <text:list-item>
          <text:p text:style-name="P8">citar avg de introns por best solutions per run</text:p>
        </text:list-item>
        <text:list-item>
          <text:p text:style-name="P8">diversidade:</text:p>
          <text:list>
            <text:list-item>
              <text:p text:style-name="P8">metrica para comparar os diferentes metodos</text:p>
            </text:list-item>
            <text:list-item>
              <text:p text:style-name="P8">resultados por metodo</text:p>
            </text:list-item>
          </text:list>
        </text:list-item>
      </text:list>
      <text:p text:style-name="Standard"/>
      <text:p text:style-name="P1">metric para diversity (quase lá, falta só a metrica para distância)</text:p>
      <text:p text:style-name="P1"/>
      <text:p text:style-name="P7">ler mais sobre student t-test, procurar mais sobr enon-parametric hyphotesis testing?</text:p>
      <text:p text:style-name="P2"/>
      <text:p text:style-name="P2"/>
      <text:p text:style-name="P2">A question about the class project. I have been looking into some papers to find a good BSM to use as the diversity metric to compare the different diversity approaches, considering that the algorithm enables modular behavior and has variable lengths of teams, actions and programs. As far as I can notice, the behavior is this case is the quantity and values of the actions in a team. So I am thinking about calculating the BSM as the distance between the array of actions of the teams. The problem is that I didn't find any good distance metric to compare unordered arrays with repeated values. Do you recommend a suitable distance metric? Or should I create one instead of using something in the literature?</text:p>
      <text:p text:style-name="P2"/>
      <text:p text:style-name="P2"/>
      <text:p text:style-name="P2"/>
      <text:p text:style-name="P2"/>
      <text:p text:style-name="P2">Since the results follow a normal distribution and are independent from each other, I will use t test with 50 samples to compare the results between the different runs.</text:p>
      <text:p text:style-name="P2"/>
      <text:p text:style-name="P2"/>
      <text:p text:style-name="P2"/>
      <text:p text:style-name="P2">Calculating diversity: In order to calculate an average Hamming distance, we need to calculate the Hamming distance between each pair of chromosomes in the population. </text:p>
      <text:p text:style-name="P2"><text:soft-page-break/></text:p>
      <text:p text:style-name="P2">Introns não fizeram muita diferença, talvez pelos programas serem curtos e haverem poucos introns? Ou vai ser mais relevante só após adicionar as instruções complexas? Não esquecer o caso especial para if!</text:p>
      <text:p text:style-name="P2"/>
      <text:p text:style-name="P2">Outro teste parametrico relevante:</text:p>
      <text:p text:style-name="P2"><text:a xlink:type="simple" xlink:href="http://en.wikipedia.org/wiki/Welch%27s_t_test" text:style-name="Internet_20_link" text:visited-style-name="Visited_20_Internet_20_Link">http://en.wikipedia.org/wiki/Welch%27s_t_test</text:a></text:p>
      <text:p text:style-name="P2"/>
      <text:p text:style-name="P2">Mais sobre student t-test:</text:p>
      <text:p text:style-name="P2"><text:a xlink:type="simple" xlink:href="http://www.ruf.rice.edu/~bioslabs/tools/stats/ttest.html" text:style-name="Internet_20_link" text:visited-style-name="Visited_20_Internet_20_Link">http://www.ruf.rice.edu/~bioslabs/tools/stats/ttest.html</text:a></text:p>
      <text:p text:style-name="P2">talvez procurar alg library q implemente e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37M22S</meta:editing-duration>
    <meta:editing-cycles>206</meta:editing-cycles>
    <meta:generator>OpenOffice/4.1.1$Win32 OpenOffice.org_project/411m6$Build-9775</meta:generator>
    <dc:date>2015-02-17T03:20:58.67</dc:date>
    <dc:creator>Jessica Pauli de C Bonson</dc:creator>
    <meta:document-statistic meta:table-count="0" meta:image-count="0" meta:object-count="0" meta:page-count="4" meta:paragraph-count="113" meta:word-count="1003" meta:character-count="7380"/>
    <meta:user-defined meta:name="Info 1"/>
    <meta:user-defined meta:name="Info 2"/>
    <meta:user-defined meta:name="Info 3"/>
    <meta:user-defined meta:name="Info 4"/>
  </office:meta>
</office:document-meta>
</file>